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4pt" style:font-size-asian="24pt" style:font-size-complex="24pt"/>
    </style:style>
    <style:style style:name="P2" style:parent-style-name="ListParagraph" style:list-style-name="LFO1" style:family="paragraph"/>
    <style:style style:name="T3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4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5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6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7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8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9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P10" style:parent-style-name="ListParagraph" style:list-style-name="LFO1" style:family="paragraph"/>
    <style:style style:name="T11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12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T13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14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15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16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17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P18" style:parent-style-name="ListParagraph" style:list-style-name="LFO1" style:family="paragraph">
      <style:text-properties fo:font-weight="bold" style:font-weight-asian="bold" style:font-weight-complex="bold" fo:font-size="20pt" style:font-size-asian="20pt" style:font-size-complex="20pt"/>
    </style:style>
    <style:style style:name="P19" style:parent-style-name="ListParagraph" style:list-style-name="LFO1" style:family="paragraph">
      <style:text-properties fo:font-weight="bold" style:font-weight-asian="bold" style:font-weight-complex="bold" fo:font-size="20pt" style:font-size-asian="20pt" style:font-size-complex="20pt"/>
    </style:style>
    <style:style style:name="P20" style:parent-style-name="ListParagraph" style:list-style-name="LFO1" style:family="paragraph"/>
    <style:style style:name="T21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22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23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</office:automatic-styles>
  <office:body>
    <office:text text:use-soft-page-breaks="true">
      <text:p text:style-name="P1">Haft3 –<text:s/>Binary (ikili) sistemler sorulari</text:p>
      <text:list text:style-name="LFO1" text:continue-numbering="true">
        <text:list-item>
          <text:p text:style-name="P2"><text:span text:style-name="T3">(10010)2<text:s/></text:span><text:span text:style-name="T4"><text:s text:c="3"/></text:span><text:span text:style-name="T5"><text:s/></text:span><text:span text:style-name="T6"><text:s/></text:span><text:span text:style-name="T7">= (</text:span><text:span text:style-name="T8">18</text:span><text:span text:style-name="T9">)10</text:span></text:p>
        </text:list-item>
        <text:list-item>
          <text:p text:style-name="P10"><text:span text:style-name="T11">(</text:span><text:span text:style-name="T12">1110011</text:span><text:span text:style-name="T13">)2<text:s/></text:span><text:span text:style-name="T14"><text:s/></text:span><text:span text:style-name="T15">= (</text:span><text:span text:style-name="T16">115)</text:span><text:span text:style-name="T17">10</text:span></text:p>
        </text:list-item>
        <text:list-item>
          <text:p text:style-name="P18">(53)10<text:s text:c="11"/>= (110101)2</text:p>
        </text:list-item>
        <text:list-item>
          <text:p text:style-name="P19">(133)10 <text:s text:c="8"/>= (85)16</text:p>
        </text:list-item>
        <text:list-item>
          <text:p text:style-name="P20"><text:span text:style-name="T21">(10110011)2 = (</text:span><text:span text:style-name="T22">B3)16</text:span><text:span text:style-name="T23"><text:s text:c="3"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shir Mohamed</meta:initial-creator>
    <dc:creator>Bashir Mohamed</dc:creator>
    <meta:creation-date>2021-10-21T13:45:00Z</meta:creation-date>
    <dc:date>2021-10-21T13:45:00Z</dc:date>
    <meta:template xlink:href="Normal.dotm" xlink:type="simple"/>
    <meta:editing-cycles>2</meta:editing-cycles>
    <meta:editing-duration>PT0S</meta:editing-duration>
    <meta:document-statistic meta:page-count="1" meta:paragraph-count="1" meta:word-count="24" meta:character-count="164" meta:row-count="1" meta:non-whitespace-character-count="141"/>
  </office:meta>
</office:document-meta>
</file>